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258cm"/>
    </style:style>
    <style:style style:name="Tabelle1.D" style:family="table-column">
      <style:table-column-properties style:column-width="7.22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1" style:family="paragraph" style:parent-style-name="Standard">
      <style:text-properties style:font-name="Arial1" fo:font-size="11pt" style:font-size-asian="11pt" style:font-size-complex="11pt"/>
    </style:style>
    <style:style style:name="P12" style:family="paragraph" style:parent-style-name="Standard">
      <style:text-properties style:font-name="Arial1" fo:font-size="11pt" officeooo:paragraph-rsid="000f8b38" style:font-size-asian="11pt" style:font-size-complex="11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officeooo:rsid="000fd1e3" officeooo:paragraph-rsid="000fd1e3"/>
    </style:style>
    <style:style style:name="P16" style:family="paragraph" style:parent-style-name="Heading_20_2">
      <style:text-properties style:font-name="Arial1" fo:font-size="13pt" officeooo:paragraph-rsid="0011c95a" style:font-size-asian="13pt" style:font-size-complex="13pt"/>
    </style:style>
    <style:style style:name="P17" style:family="paragraph" style:parent-style-name="Standard">
      <style:text-properties style:font-name="Arial1"/>
    </style:style>
    <style:style style:name="P18" style:family="paragraph" style:parent-style-name="Standard">
      <style:text-properties officeooo:rsid="0011c95a" officeooo:paragraph-rsid="0011c95a"/>
    </style:style>
    <style:style style:name="P19" style:family="paragraph" style:parent-style-name="Standard">
      <style:text-properties style:font-name="Arial1" officeooo:paragraph-rsid="001d5c91"/>
    </style:style>
    <style:style style:name="P20" style:family="paragraph" style:parent-style-name="Text_20_body">
      <style:text-properties style:font-name="Arial1" officeooo:paragraph-rsid="001d5c91"/>
    </style:style>
    <style:style style:name="P21" style:family="paragraph" style:parent-style-name="Standard" style:list-style-name="L1"/>
    <style:style style:name="P22" style:family="paragraph" style:parent-style-name="Standard" style:list-style-name="L1">
      <style:text-properties officeooo:paragraph-rsid="001e2174"/>
    </style:style>
    <style:style style:name="P23" style:family="paragraph" style:parent-style-name="Standard" style:list-style-name="L2"/>
    <style:style style:name="P24" style:family="paragraph" style:parent-style-name="Standard" style:list-style-name="L2">
      <style:text-properties officeooo:rsid="0035147f" officeooo:paragraph-rsid="0035147f"/>
    </style:style>
    <style:style style:name="P25" style:family="paragraph" style:parent-style-name="Heading_20_1">
      <style:text-properties officeooo:rsid="00336971" officeooo:paragraph-rsid="00336971"/>
    </style:style>
    <style:style style:name="P26" style:family="paragraph" style:parent-style-name="Standard">
      <style:text-properties officeooo:paragraph-rsid="00336971"/>
    </style:style>
    <style:style style:name="P27" style:family="paragraph" style:parent-style-name="Standard" style:list-style-name="L3">
      <style:text-properties officeooo:paragraph-rsid="00336971"/>
    </style:style>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text-properties officeooo:paragraph-rsid="0024d826"/>
    </style:style>
    <style:style style:name="P32" style:family="paragraph" style:parent-style-name="Standard">
      <style:text-properties officeooo:paragraph-rsid="0024d826"/>
    </style:style>
    <style:style style:name="P33" style:family="paragraph" style:parent-style-name="Standard" style:list-style-name="L8"/>
    <style:style style:name="P34" style:family="paragraph" style:parent-style-name="Standard" style:list-style-name="L9">
      <style:text-properties officeooo:paragraph-rsid="0024d826"/>
    </style:style>
    <style:style style:name="P35" style:family="paragraph" style:parent-style-name="Standard" style:list-style-name="L10"/>
    <style:style style:name="P36" style:family="paragraph" style:parent-style-name="Standard" style:list-style-name="L11">
      <style:text-properties officeooo:paragraph-rsid="00264eeb"/>
    </style:style>
    <style:style style:name="P37" style:family="paragraph" style:parent-style-name="Standard" style:list-style-name="L12"/>
    <style:style style:name="P38" style:family="paragraph" style:parent-style-name="Standard" style:list-style-name="L13"/>
    <style:style style:name="P39" style:family="paragraph" style:parent-style-name="Heading_20_2">
      <style:text-properties officeooo:paragraph-rsid="003171da"/>
    </style:style>
    <style:style style:name="P40" style:family="paragraph" style:parent-style-name="Standard" style:list-style-name="L14"/>
    <style:style style:name="P41" style:family="paragraph" style:parent-style-name="Heading_20_2">
      <style:text-properties officeooo:paragraph-rsid="0031f43c"/>
    </style:style>
    <style:style style:name="P42" style:family="paragraph" style:parent-style-name="Standard" style:list-style-name="L15"/>
    <style:style style:name="P43" style:family="paragraph" style:parent-style-name="Standard" style:list-style-name="L16"/>
    <style:style style:name="P44" style:family="paragraph" style:parent-style-name="Heading_20_2">
      <style:text-properties officeooo:paragraph-rsid="0027a9a3"/>
    </style:style>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text-properties officeooo:rsid="0027a9a3" officeooo:paragraph-rsid="0027a9a3"/>
    </style:style>
    <style:style style:name="P49" style:family="paragraph" style:parent-style-name="Standard" style:list-style-name="L20">
      <style:text-properties officeooo:rsid="0029bb1f" officeooo:paragraph-rsid="0029bb1f"/>
    </style:style>
    <style:style style:name="P50" style:family="paragraph" style:parent-style-name="Standard" style:list-style-name="L20">
      <style:text-properties officeooo:rsid="002d1906" officeooo:paragraph-rsid="002d1906"/>
    </style:style>
    <style:style style:name="P51" style:family="paragraph" style:parent-style-name="Standard" style:list-style-name="L21"/>
    <style:style style:name="P52" style:family="paragraph" style:parent-style-name="Heading_20_2">
      <style:text-properties officeooo:paragraph-rsid="003554bc"/>
    </style:style>
    <style:style style:name="P53" style:family="paragraph" style:parent-style-name="Standard" style:list-style-name="L22"/>
    <style:style style:name="P54" style:family="paragraph" style:parent-style-name="Standard" style:list-style-name="L23"/>
    <style:style style:name="P55" style:family="paragraph" style:parent-style-name="Standard" style:list-style-name="L24"/>
    <style:style style:name="P56" style:family="paragraph" style:parent-style-name="Standard" style:list-style-name="L24">
      <style:text-properties officeooo:rsid="003554bc" officeooo:paragraph-rsid="003554bc"/>
    </style:style>
    <style:style style:name="P57" style:family="paragraph" style:parent-style-name="Standard">
      <style:text-properties officeooo:rsid="003554bc" officeooo:paragraph-rsid="003554bc"/>
    </style:style>
    <style:style style:name="P58" style:family="paragraph" style:parent-style-name="Heading_20_2">
      <style:text-properties officeooo:paragraph-rsid="0037dca3"/>
    </style:style>
    <style:style style:name="P59" style:family="paragraph" style:parent-style-name="Standard" style:list-style-name="L25"/>
    <style:style style:name="P60" style:family="paragraph" style:parent-style-name="Standard" style:list-style-name="L26"/>
    <style:style style:name="P61"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0eb7d3"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style:font-name="Liberation Sans" fo:font-weight="bold" style:font-weight-asian="bold"/>
    </style:style>
    <style:style style:name="T8" style:family="text">
      <style:text-properties officeooo:rsid="0011c95a"/>
    </style:style>
    <style:style style:name="T9" style:family="text">
      <style:text-properties fo:font-weight="normal" style:font-weight-asian="normal" style:font-weight-complex="normal"/>
    </style:style>
    <style:style style:name="T10" style:family="text">
      <style:text-properties officeooo:rsid="001d5c91"/>
    </style:style>
    <style:style style:name="T11" style:family="text">
      <style:text-properties officeooo:rsid="00138589"/>
    </style:style>
    <style:style style:name="T12" style:family="text">
      <style:text-properties fo:font-weight="bold" style:font-weight-asian="bold" style:font-weight-complex="bold"/>
    </style:style>
    <style:style style:name="T13" style:family="text">
      <style:text-properties officeooo:rsid="00307e67"/>
    </style:style>
    <style:style style:name="T14" style:family="text">
      <style:text-properties officeooo:rsid="003171da"/>
    </style:style>
    <style:style style:name="T15" style:family="text">
      <style:text-properties officeooo:rsid="0031f43c"/>
    </style:style>
    <style:style style:name="T16" style:family="text">
      <style:text-properties officeooo:rsid="003554bc"/>
    </style:style>
    <style:style style:name="T17" style:family="text">
      <style:text-properties officeooo:rsid="0037dca3"/>
    </style:style>
    <style:style style:name="T18"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0</text:span></text:p>
      <text:p text:style-name="P4" loext:marker-style-name="T1"/>
      <text:p text:style-name="P3" loext:marker-style-name="T5"><text:span text:style-name="T6">Datum:</text:span> DD.MM.YYYY</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732"/><text:bookmark-start text:name="_Toc536093561"/><text:bookmark-start text:name="__RefHeading___Toc13629_3336976893"/><text:bookmark-start text:name="_Toc536201977"/>DOKUMENTVERSIONEN<text:bookmark-end text:name="_Toc536201732"/><text:bookmark-end text:name="_Toc536093561"/><text:bookmark-end text:name="__RefHeading___Toc13629_3336976893"/><text:bookmark-end text:name="_Toc536201977"/></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7"/>
          </table:table-cell>
          <table:table-cell table:style-name="Tabelle1.B2" office:value-type="string">
            <text:p text:style-name="P8" loext:marker-style-name="T7"/>
          </table:table-cell>
          <table:table-cell table:style-name="Tabelle1.C2" office:value-type="string">
            <text:p text:style-name="P8" loext:marker-style-name="T7"/>
          </table:table-cell>
          <table:table-cell table:style-name="Tabelle1.D2"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3" office:value-type="string">
            <text:p text:style-name="P8" loext:marker-style-name="T7"/>
          </table:table-cell>
          <table:table-cell table:style-name="Tabelle1.D3"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4" office:value-type="string">
            <text:p text:style-name="P8" loext:marker-style-name="T7"/>
          </table:table-cell>
          <table:table-cell table:style-name="Tabelle1.D4" office:value-type="string">
            <text:p text:style-name="P9" loext:marker-style-name="T7"/>
          </table:table-cell>
        </table:table-row>
        <table:table-row table:style-name="Tabelle1.2">
          <table:table-cell table:style-name="Tabelle1.A5" office:value-type="string">
            <text:p text:style-name="P8" loext:marker-style-name="T7"/>
          </table:table-cell>
          <table:table-cell table:style-name="Tabelle1.B5" office:value-type="string">
            <text:p text:style-name="P8" loext:marker-style-name="T7"/>
          </table:table-cell>
          <table:table-cell table:style-name="Tabelle1.C5" office:value-type="string">
            <text:p text:style-name="P8" loext:marker-style-name="T7"/>
          </table:table-cell>
          <table:table-cell table:style-name="Tabelle1.D5" office:value-type="string">
            <text:p text:style-name="P10" loext:marker-style-name="T7"/>
          </table:table-cell>
        </table:table-row>
      </table:table>
      <text:p text:style-name="P11"/>
      <text:p text:style-name="P12"/>
      <text:p text:style-name="P12"/>
      <text:h text:style-name="Überschrift_20_1_20_ohne" text:outline-level="1"><text:bookmark-start text:name="__RefHeading___Toc13631_3336976893"/><text:soft-page-break/>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3"><text:a xlink:type="simple" xlink:href="#__RefHeading___Toc13629_3336976893" office:name="DOKUMENTVERSIONEN" text:style-name="Index_20_Link" text:visited-style-name="Index_20_Link">DOKUMENTVERSIONEN<text:tab/>1</text:a></text:p>
          <text:p text:style-name="P13"><text:a xlink:type="simple" xlink:href="#__RefHeading___Toc13631_3336976893" office:name="Inhalt" text:style-name="Index_20_Link" text:visited-style-name="Index_20_Link">Inhalt<text:tab/>2</text:a></text:p>
          <text:p text:style-name="P13"><text:a xlink:type="simple" xlink:href="#__RefHeading___Toc14770_3336976893" office:name="Einleitung" text:style-name="Index_20_Link" text:visited-style-name="Index_20_Link">1. Einleitung<text:tab/>3</text:a></text:p>
          <text:p text:style-name="P14"><text:a xlink:type="simple" xlink:href="#__RefHeading___Toc16910_3336976893" office:name="1.1 Ziel des Dokuments" text:style-name="Index_20_Link" text:visited-style-name="Index_20_Link">1.1 Ziel des Dokuments<text:tab/>3</text:a></text:p>
          <text:p text:style-name="P14"><text:a xlink:type="simple" xlink:href="#__RefHeading___Toc3376_3608300767" office:name="1.2 Produktbezeichnung" text:style-name="Index_20_Link" text:visited-style-name="Index_20_Link">1.2 Produktbezeichnung<text:tab/>3</text:a></text:p>
          <text:p text:style-name="P14"><text:a xlink:type="simple" xlink:href="#__RefHeading___Toc3378_3608300767" office:name="1.3 Ausgangssituation (IST-Zustand)" text:style-name="Index_20_Link" text:visited-style-name="Index_20_Link">1.3 Ausgangssituation (IST-Zustand)<text:tab/>3</text:a></text:p>
          <text:p text:style-name="P13"><text:a xlink:type="simple" xlink:href="#__RefHeading___Toc3380_3608300767" office:name="Ziele des Projekts (SOLL-Zustand)" text:style-name="Index_20_Link" text:visited-style-name="Index_20_Link">2. Ziele des Projekts (SOLL-Zustand)<text:tab/>3</text:a></text:p>
          <text:p text:style-name="P13"><text:a xlink:type="simple" xlink:href="#__RefHeading___Toc3964_3608300767" office:name="Anwendungsbereich" text:style-name="Index_20_Link" text:visited-style-name="Index_20_Link">3. Anwendungsbereich<text:tab/>3</text:a></text:p>
          <text:p text:style-name="P14"><text:a xlink:type="simple" xlink:href="#__RefHeading___Toc5059_3608300767" office:name="3.1 Zielgruppen / Nutzerrollen" text:style-name="Index_20_Link" text:visited-style-name="Index_20_Link">3.1 Zielgruppen / Nutzerrollen<text:tab/>3</text:a></text:p>
          <text:p text:style-name="P14"><text:a xlink:type="simple" xlink:href="#__RefHeading___Toc5539_3608300767" office:name="3.2 Einsatzumgebung" text:style-name="Index_20_Link" text:visited-style-name="Index_20_Link">3.2 Einsatzumgebung<text:tab/>4</text:a></text:p>
          <text:p text:style-name="P13"><text:a xlink:type="simple" xlink:href="#__RefHeading___Toc5541_3608300767" office:name="Funktionale Anforderungen" text:style-name="Index_20_Link" text:visited-style-name="Index_20_Link">4. Funktionale Anforderungen<text:tab/>4</text:a></text:p>
          <text:p text:style-name="P14"><text:a xlink:type="simple" xlink:href="#__RefHeading___Toc6834_3608300767" office:name="4.1 Kernfunktionen" text:style-name="Index_20_Link" text:visited-style-name="Index_20_Link">4.1 Kernfunktionen<text:tab/>4</text:a></text:p>
          <text:p text:style-name="P13"><text:a xlink:type="simple" xlink:href="#__RefHeading___Toc6836_3608300767" office:name="Nicht-funktionale Anforderungen" text:style-name="Index_20_Link" text:visited-style-name="Index_20_Link">5. Nicht-funktionale Anforderungen<text:tab/>4</text:a></text:p>
          <text:p text:style-name="P14"><text:a xlink:type="simple" xlink:href="#__RefHeading___Toc6838_3608300767" office:name="5.1 Performance" text:style-name="Index_20_Link" text:visited-style-name="Index_20_Link">5.1 Performance<text:tab/>4</text:a></text:p>
          <text:p text:style-name="P14"><text:a xlink:type="simple" xlink:href="#__RefHeading___Toc6840_3608300767" office:name="5.2 Sicherheit" text:style-name="Index_20_Link" text:visited-style-name="Index_20_Link">5.2 Sicherheit<text:tab/>5</text:a></text:p>
          <text:p text:style-name="P14"><text:a xlink:type="simple" xlink:href="#__RefHeading___Toc6842_3608300767" office:name="5.3 Verfügbarkeit" text:style-name="Index_20_Link" text:visited-style-name="Index_20_Link">5.3 Verfügbarkeit<text:tab/>5</text:a></text:p>
          <text:p text:style-name="P14"><text:a xlink:type="simple" xlink:href="#__RefHeading___Toc6844_3608300767" office:name="5.4 Benutzbarkeit" text:style-name="Index_20_Link" text:visited-style-name="Index_20_Link">5.4 Benutzbarkeit<text:tab/>5</text:a></text:p>
          <text:p text:style-name="P13"><text:a xlink:type="simple" xlink:href="#__RefHeading___Toc6846_3608300767" office:name="Randbedingungen" text:style-name="Index_20_Link" text:visited-style-name="Index_20_Link">6. Randbedingungen<text:tab/>5</text:a></text:p>
          <text:p text:style-name="P13"><text:a xlink:type="simple" xlink:href="#__RefHeading___Toc6848_3608300767" office:name="Abnahmekriterien" text:style-name="Index_20_Link" text:visited-style-name="Index_20_Link">7. Abnahmekriterien<text:tab/>5</text:a></text:p>
          <text:p text:style-name="P13"><text:a xlink:type="simple" xlink:href="#__RefHeading___Toc6850_3608300767" office:name="Liefergegenstände" text:style-name="Index_20_Link" text:visited-style-name="Index_20_Link">8. Liefergegenstände<text:tab/>5</text:a></text:p>
          <text:p text:style-name="P13"><text:a xlink:type="simple" xlink:href="#__RefHeading___Toc6852_3608300767" office:name="Glossar" text:style-name="Index_20_Link" text:visited-style-name="Index_20_Link">9. Glossar<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5275947" text:style-name="WWNum8">
        <text:list-item>
          <text:h text:style-name="P15" text:outline-level="1"><text:bookmark-start text:name="__RefHeading___Toc14770_3336976893"/><text:soft-page-break/>Einleitung<text:bookmark-end text:name="__RefHeading___Toc14770_3336976893"/></text:h>
        </text:list-item>
      </text:list>
      <text:h text:style-name="P16" text:outline-level="2"><text:bookmark-start text:name="__RefHeading___Toc16910_3336976893"/><text:span text:style-name="T8">1.1 </text:span>Ziel des Dokuments<text:bookmark-end text:name="__RefHeading___Toc16910_3336976893"/></text:h>
      <text:p text:style-name="P17">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18"/>
      <text:h text:style-name="Heading_20_2" text:outline-level="2"><text:bookmark-start text:name="__RefHeading___Toc3376_3608300767"/>1.2 Produktbezeichnung<text:bookmark-end text:name="__RefHeading___Toc3376_3608300767"/></text:h>
      <text:p text:style-name="P19"/>
      <text:p text:style-name="P20"><text:span text:style-name="Strong_20_Emphasis"><text:span text:style-name="T9">Besuchermanagementsystem TechPort (BMS TechPort)</text:span></text:span></text:p>
      <text:p text:style-name="P19">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1">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1">Der Betrieb erfolgt derzeit mit einem alten Intranet-System, das:</text:p>
          <text:list>
            <text:list-item>
              <text:p text:style-name="P22">träge und <text:span text:style-name="T10">p</text:span>apierlastig ist,</text:p>
            </text:list-item>
            <text:list-item>
              <text:p text:style-name="P22">stark dezentral organisiert ist,</text:p>
            </text:list-item>
            <text:list-item>
              <text:p text:style-name="P22">Ladezeiten bis zu 6 Sekunden hat.</text:p>
            </text:list-item>
          </text:list>
        </text:list-item>
      </text:list>
      <text:p text:style-name="Standard"/>
      <text:list text:continue-numbering="true" text:style-name="L1">
        <text:list-item>
          <text:p text:style-name="P21">Probleme / Pain Points:</text:p>
          <text:list>
            <text:list-item>
              <text:p text:style-name="P22">Sicherheitsdienst und Facility Management haben unklare Besucherströme.</text:p>
            </text:list-item>
            <text:list-item>
              <text:p text:style-name="P22">Staus an Einfahrten, Wartezeiten für Lieferanten bis zu 10Minuten in Stoßzeiten.</text:p>
            </text:list-item>
            <text:list-item>
              <text:p text:style-name="P22">Fehlende oder unzureichende Voranmeldungen von Besuchern (aktuelle Quote ca. 30%).</text:p>
            </text:list-item>
            <text:list-item>
              <text:p text:style-name="P22">Manuelle Ausweisprüfungen und Rückfragen verursachen „Walk-in“-Staus.</text:p>
            </text:list-item>
            <text:list-item>
              <text:p text:style-name="P22">Besucher empfinden das Ausweis- und Registrierungsprozedere als umständlich und zeitintensiv.</text:p>
            </text:list-item>
            <text:list-item>
              <text:p text:style-name="P22">Steigende Sicherheitsvorfälle durch unübersichtliche Prozesse.</text:p>
            </text:list-item>
          </text:list>
        </text:list-item>
      </text:list>
      <text:p text:style-name="Standard"/>
      <text:list xml:id="list193649574349551" text:continue-list="list155275947"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Ziel dieses Projektes ist die Einführung eines modernen, digitalen und zentralen Besuchermanagementsystems, das:</text:p>
      <text:p text:style-name="Standard"/>
      <text:list text:style-name="L2">
        <text:list-item>
          <text:p text:style-name="P23">Besucherströme transparent und planbar macht</text:p>
        </text:list-item>
        <text:list-item>
          <text:p text:style-name="P23">Sicherheitsprozesse effizient unterstützt</text:p>
        </text:list-item>
        <text:list-item>
          <text:p text:style-name="P23">Wartezeiten und Staus reduziert</text:p>
        </text:list-item>
        <text:list-item>
          <text:p text:style-name="P23">den manuellen Aufwand für Sicherheitsdienst und Facility Management minimiert</text:p>
        </text:list-item>
        <text:list-item>
          <text:p text:style-name="P23">die Besucherzufriedenheit steigert</text:p>
        </text:list-item>
        <text:list-item>
          <text:p text:style-name="P23">den professionellen und profitablen Betrieb des TechPort Berlin unterstützt</text:p>
        </text:list-item>
        <text:list-item>
          <text:p text:style-name="P24">Vereinfachtes login in nach timeout bzw. nach autologout</text:p>
        </text:list-item>
      </text:list>
      <text:list xml:id="list193649554601879" text:continue-list="list193649574349551" text:style-name="WWNum8">
        <text:list-item>
          <text:h text:style-name="P25" text:outline-level="1">Nicht Ziele</text:h>
        </text:list-item>
      </text:list>
      <text:p text:style-name="P26">Nicht Bestandteil dieses Projektes sind:</text:p>
      <text:p text:style-name="P26"/>
      <text:list text:style-name="L3">
        <text:list-item>
          <text:p text:style-name="P27">der Austausch bestehender physischer Zutrittssysteme (z.B. Schranken, Drehkreuze)</text:p>
        </text:list-item>
        <text:list-item>
          <text:p text:style-name="P27">bauliche Veränderungen an Einfahrten oder Empfangsbereichen</text:p>
        </text:list-item>
      </text:list>
      <text:list xml:id="list193647953563006" text:continue-list="list193649554601879"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1">3.1 </text:span>Zielgruppen / Nutzerrollen<text:bookmark-end text:name="__RefHeading___Toc5059_3608300767"/></text:h>
      <text:list text:style-name="L4">
        <text:list-item>
          <text:p text:style-name="P28">Besucher</text:p>
        </text:list-item>
      </text:list>
      <text:list text:style-name="L5">
        <text:list-item>
          <text:list>
            <text:list-item>
              <text:p text:style-name="P29">Externe Gäste, Lieferanten, Projektpartner, internationale Gäste.</text:p>
            </text:list-item>
            <text:list-item>
              <text:p text:style-name="P29">Anforderungen: einfache Anmeldung, schnelle Einfahrt, geringe Wartezeiten, klare Informationen über Termine und Ablauf.</text:p>
            </text:list-item>
          </text:list>
        </text:list-item>
      </text:list>
      <text:p text:style-name="Standard"/>
      <text:list text:style-name="L6">
        <text:list-item>
          <text:p text:style-name="P30"><text:span text:style-name="Strong_20_Emphasis">Unternehmensmitarbeitende / Firmenvertreter</text:span></text:p>
        </text:list-item>
      </text:list>
      <text:list text:style-name="L7">
        <text:list-item>
          <text:list>
            <text:list-item>
              <text:p text:style-name="P31"><text:span text:style-name="Strong_20_Emphasis"><text:span text:style-name="T9">Zuständig für die Anmeldung ihrer Besucher im System.</text:span></text:span></text:p>
            </text:list-item>
            <text:list-item>
              <text:p text:style-name="P31"><text:span text:style-name="Strong_20_Emphasis"><text:span text:style-name="T9">Anforderungen: unkomplizierte digitale Meldung, Nachverfolgbarkeit, Erinnerungsfunktionen.</text:span></text:span></text:p>
            </text:list-item>
          </text:list>
        </text:list-item>
      </text:list>
      <text:p text:style-name="P32"><text:span text:style-name="Strong_20_Emphasis"><text:span text:style-name="T9"/></text:span></text:p>
      <text:list text:style-name="L8">
        <text:list-item>
          <text:p text:style-name="P33"><text:span text:style-name="Strong_20_Emphasis"><text:span text:style-name="T12">Sicherheitsdienst / Facility Management</text:span></text:span></text:p>
        </text:list-item>
      </text:list>
      <text:list text:style-name="L9">
        <text:list-item>
          <text:list>
            <text:list-item>
              <text:p text:style-name="P34"><text:span text:style-name="Strong_20_Emphasis"><text:span text:style-name="T9">Zuständig für Einlasskontrolle, Überwachung der Besucherströme und Sicherheitsvorkehrungen.</text:span></text:span></text:p>
            </text:list-item>
            <text:list-item>
              <text:p text:style-name="P34"><text:span text:style-name="Strong_20_Emphasis"><text:span text:style-name="T9">Anforderungen: transparente Echtzeit-Informationen, reduzierte manuelle Prüfungen, Übersicht über angemeldete und „Walk-in“-Besucher, Warnmeldungen bei Sicherheitsvorfällen.</text:span></text:span></text:p>
            </text:list-item>
          </text:list>
        </text:list-item>
      </text:list>
      <text:p text:style-name="P32"><text:span text:style-name="Strong_20_Emphasis"><text:span text:style-name="T9"/></text:span></text:p>
      <text:list text:style-name="L10">
        <text:list-item>
          <text:p text:style-name="P35"><text:soft-page-break/><text:span text:style-name="Strong_20_Emphasis"><text:span text:style-name="T12">Administratoren / IT-Team TechPort Berlin GmbH</text:span></text:span></text:p>
        </text:list-item>
      </text:list>
      <text:list text:style-name="L11">
        <text:list-item>
          <text:list>
            <text:list-item>
              <text:p text:style-name="P36"><text:span text:style-name="Strong_20_Emphasis"><text:span text:style-name="T9">Zuständig für Systempflege, Rechteverwaltung, Reporting.</text:span></text:span></text:p>
            </text:list-item>
            <text:list-item>
              <text:p text:style-name="P36"><text:span text:style-name="Strong_20_Emphasis"><text:span text:style-name="T9">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1">3.2 </text:span>Einsatzumgebung<text:bookmark-end text:name="__RefHeading___Toc5539_3608300767"/></text:h>
      <text:list text:style-name="L12">
        <text:list-item>
          <text:p text:style-name="P37">Plattform: Webbasiertes System, browserbasiert (Chrome, Edge, Safari)</text:p>
        </text:list-item>
        <text:list-item>
          <text:p text:style-name="P37">Server: Einsatz auf der bestehenden IT-Infrastruktur der TechPort Berlin GmbH</text:p>
        </text:list-item>
        <text:list-item>
          <text:p text:style-name="P37">Netzwerk: Nutzung über LAN und WLAN des Innovationscampus</text:p>
        </text:list-item>
        <text:list-item>
          <text:p text:style-name="P37">Integration: Anbindung an bestehendes Intranet-Portal, Schnittstellen zu vorhandenen Zutrittssystemen</text:p>
        </text:list-item>
        <text:list-item>
          <text:p text:style-name="P37">Geräte: Desktop-PCs am Empfang, Laptops der Unternehmensmitarbeitenden, ggf. mobile Endgeräte (Tablets) für Sicherheitsdienst</text:p>
        </text:list-item>
      </text:list>
      <text:list xml:id="list193649541997623" text:continue-list="list193647953563006"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4.1 <text:span text:style-name="T13">Besucher-Voranmeldung</text:span><text:bookmark-end text:name="__RefHeading___Toc6834_3608300767"/></text:h>
      <text:list text:style-name="L13">
        <text:list-item>
          <text:p text:style-name="P38">Besucher sollen durch die ansässigen Unternehmen digital vorangemeldet werden können</text:p>
        </text:list-item>
        <text:list-item>
          <text:p text:style-name="P38">Erfassung relevanter Besucherdaten (Name, Unternehmen, Besuchsdatum, Ansprechpartner)</text:p>
        </text:list-item>
        <text:list-item>
          <text:p text:style-name="P38">Automatische Bestätigung der Anmeldung</text:p>
        </text:list-item>
      </text:list>
      <text:h text:style-name="P39" text:outline-level="2"><text:span text:style-name="T14">4.2 </text:span>Besuchercheck-in</text:h>
      <text:list text:style-name="L14">
        <text:list-item>
          <text:p text:style-name="P40">Schneller Check-in für vorangemeldete Besucher</text:p>
        </text:list-item>
        <text:list-item>
          <text:p text:style-name="P40">Reduzierung manueller Ausweisprüfungen</text:p>
        </text:list-item>
        <text:list-item>
          <text:p text:style-name="P40">Möglichkeit zur Identifikation von Walk-in-Besuchern</text:p>
        </text:list-item>
      </text:list>
      <text:h text:style-name="P41" text:outline-level="2"><text:span text:style-name="T15">4.3 </text:span>Sicherheitsunterstützung</text:h>
      <text:list text:style-name="L15">
        <text:list-item>
          <text:p text:style-name="P42">Zentrale Übersicht über aktuelle und geplante Besucher</text:p>
        </text:list-item>
        <text:list-item>
          <text:p text:style-name="P42">Kennzeichnung vorangemeldeter und nicht vorangemeldeter Besucher</text:p>
        </text:list-item>
        <text:list-item>
          <text:p text:style-name="P42">Unterstützung bei Rückfragen und Prüfungen</text:p>
        </text:list-item>
      </text:list>
      <text:list xml:id="list193649789033425" text:continue-list="list193649541997623"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5.1 Performance<text:bookmark-end text:name="__RefHeading___Toc6838_3608300767"/></text:h>
      <text:list text:style-name="L16">
        <text:list-header>
          <text:p text:style-name="P43"/>
        </text:list-header>
      </text:list>
      <text:h text:style-name="P44" text:outline-level="2"><text:bookmark-start text:name="__RefHeading___Toc6840_3608300767"/><text:soft-page-break/>5.2 Sicherheit<text:bookmark-end text:name="__RefHeading___Toc6840_3608300767"/></text:h>
      <text:list text:style-name="L17">
        <text:list-header>
          <text:p text:style-name="P45"/>
        </text:list-header>
      </text:list>
      <text:h text:style-name="Heading_20_2" text:outline-level="2"><text:bookmark-start text:name="__RefHeading___Toc6842_3608300767"/>5.3 Verfügbarkeit<text:bookmark-end text:name="__RefHeading___Toc6842_3608300767"/></text:h>
      <text:list text:style-name="L18">
        <text:list-header>
          <text:p text:style-name="P46"/>
        </text:list-header>
      </text:list>
      <text:h text:style-name="Heading_20_2" text:outline-level="2"><text:bookmark-start text:name="__RefHeading___Toc6844_3608300767"/>5.4 Benutzbarkeit<text:bookmark-end text:name="__RefHeading___Toc6844_3608300767"/></text:h>
      <text:list text:style-name="L19">
        <text:list-item>
          <text:p text:style-name="P47"/>
        </text:list-item>
      </text:list>
      <text:list xml:id="list193649953448192" text:continue-list="list193649789033425" text:style-name="WWNum8">
        <text:list-item>
          <text:h text:style-name="Heading_20_1" text:outline-level="1"><text:bookmark-start text:name="__RefHeading___Toc6846_3608300767"/>Randbedingungen<text:bookmark-end text:name="__RefHeading___Toc6846_3608300767"/></text:h>
        </text:list-item>
      </text:list>
      <text:list text:style-name="L20">
        <text:list-item>
          <text:p text:style-name="P48">Projektbudget: 150.000€ – 250.000€</text:p>
        </text:list-item>
        <text:list-item>
          <text:p text:style-name="P48">Zeitrahmen: 1 Jahr</text:p>
        </text:list-item>
        <text:list-item>
          <text:p text:style-name="P49">Datenschutz und Informationssicherheit muss gewährleistet sein.</text:p>
        </text:list-item>
        <text:list-item>
          <text:p text:style-name="P50">Webbasierte Lösung</text:p>
        </text:list-item>
        <text:list-item>
          <text:p text:style-name="P50">Nutzung über bestehende IT-Infrastruktur</text:p>
        </text:list-item>
        <text:list-item>
          <text:p text:style-name="P50">Integration in bestehende Intranet-Umgebung</text:p>
        </text:list-item>
      </text:list>
      <text:list xml:id="list193649615550428" text:continue-list="list193649953448192" text:style-name="WWNum8">
        <text:list-item>
          <text:h text:style-name="Heading_20_1" text:outline-level="1"><text:bookmark-start text:name="__RefHeading___Toc6848_3608300767"/>Abnahmekriterien<text:bookmark-end text:name="__RefHeading___Toc6848_3608300767"/></text:h>
        </text:list-item>
      </text:list>
      <text:list text:style-name="L21">
        <text:list-item>
          <text:p text:style-name="P51">Reduktion der Wartezeiten an der Zufahrt</text:p>
        </text:list-item>
        <text:list-item>
          <text:p text:style-name="P51">Erhöhung der Voranmeldequote über 30%</text:p>
        </text:list-item>
        <text:list-item>
          <text:p text:style-name="P51">Verringerung manueller Prüfungen durch den Sicherheitsdienst</text:p>
        </text:list-item>
        <text:list-item>
          <text:p text:style-name="P51">Stabiler Betrieb mit kurzen Ladezeiten</text:p>
        </text:list-item>
      </text:list>
      <text:list xml:id="list193649040557731" text:continue-list="list193649615550428" text:style-name="WWNum8">
        <text:list-item>
          <text:h text:style-name="Heading_20_1" text:outline-level="1"><text:bookmark-start text:name="__RefHeading___Toc6850_3608300767"/>Liefergegenstände<text:bookmark-end text:name="__RefHeading___Toc6850_3608300767"/></text:h>
        </text:list-item>
      </text:list>
      <text:h text:style-name="P52" text:outline-level="2"><text:bookmark-start text:name="__RefHeading___Toc6838_3608300767 Kopie 1"/><text:span text:style-name="T16">9</text:span>.1 Digitale Besuchermanagementsoftware<text:bookmark-end text:name="__RefHeading___Toc6838_3608300767 Kopie 1"/></text:h>
      <text:list text:style-name="L22">
        <text:list-item>
          <text:p text:style-name="P53">Web-basiertes Portal für Besucheranmeldung, Check-in, Sicherheitsprüfung und Reporting</text:p>
        </text:list-item>
        <text:list-item>
          <text:p text:style-name="P53">Benutzerrollen: Besucher, Unternehmensmitarbeitende, Sicherheitsdienst/Facility Management, Administratoren</text:p>
        </text:list-item>
      </text:list>
      <text:p text:style-name="Standard"/>
      <text:h text:style-name="P52" text:outline-level="2"><text:bookmark-start text:name="__RefHeading___Toc6838_3608300767 Kopie 1 Kopie 1"/><text:span text:style-name="T16">9</text:span>.<text:span text:style-name="T16">2</text:span> Dokumentation<text:bookmark-end text:name="__RefHeading___Toc6838_3608300767 Kopie 1 Kopie 1"/></text:h>
      <text:list text:style-name="L23">
        <text:list-item>
          <text:p text:style-name="P54">Benutzerhandbuch für alle Nutzerrollen</text:p>
        </text:list-item>
        <text:list-item>
          <text:p text:style-name="P54">Administratorenhandbuch / Systemhandbuch</text:p>
        </text:list-item>
        <text:list-item>
          <text:p text:style-name="P54">Schnittstellen- und Integrationsdokumentation</text:p>
        </text:list-item>
      </text:list>
      <text:p text:style-name="Standard"/>
      <text:h text:style-name="P52" text:outline-level="2"><text:bookmark-start text:name="__RefHeading___Toc6838_3608300767 Kopie 1 Kopie 1 Kopie 1"/><text:soft-page-break/><text:span text:style-name="T16">9</text:span>.<text:span text:style-name="T16">3</text:span> <text:span text:style-name="T16">Schulung</text:span><text:bookmark-end text:name="__RefHeading___Toc6838_3608300767 Kopie 1 Kopie 1 Kopie 1"/></text:h>
      <text:list text:style-name="L24">
        <text:list-item>
          <text:p text:style-name="P55">Kurze Tutorials oder Videos für Unternehmensmitarbeitende zur Besucheranmeldung</text:p>
        </text:list-item>
        <text:list-item>
          <text:p text:style-name="P55">Einweisung Sicherheitsdienst / Facility Management</text:p>
        </text:list-item>
        <text:list-item>
          <text:p text:style-name="P56">Eine erste Einführung</text:p>
        </text:list-item>
      </text:list>
      <text:p text:style-name="P57"/>
      <text:h text:style-name="P58" text:outline-level="2"><text:bookmark-start text:name="__RefHeading___Toc6838_3608300767 Kopie 1 Kopie 1 Kopie 1 Kopie 1"/>9.<text:span text:style-name="T17">4</text:span> Test- und Abnahmeberichte<text:bookmark-end text:name="__RefHeading___Toc6838_3608300767 Kopie 1 Kopie 1 Kopie 1 Kopie 1"/></text:h>
      <text:list text:style-name="L25">
        <text:list-item>
          <text:p text:style-name="P59">Systemtestberichte (Funktionalität, Performance, Sicherheit)</text:p>
        </text:list-item>
        <text:list-item>
          <text:p text:style-name="P59">Abnahmeprotokolle mit Erfolgsnachweis</text:p>
        </text:list-item>
      </text:list>
      <text:list text:continue-list="list193649040557731" text:style-name="WWNum8">
        <text:list-item>
          <text:h text:style-name="Heading_20_1" text:outline-level="1"><text:bookmark-start text:name="__RefHeading___Toc6852_3608300767"/>Glossar<text:bookmark-end text:name="__RefHeading___Toc6852_3608300767"/></text:h>
        </text:list-item>
      </text:list>
      <text:list text:style-name="L26">
        <text:list-item>
          <text:p text:style-name="P60"><text:span text:style-name="T12">Walk-in-Besucher:</text:span> Besucher ohne vorherige Anmeldung</text:p>
        </text:list-item>
        <text:list-item>
          <text:p text:style-name="P60"><text:span text:style-name="T12">Besuchermanagement:</text:span> Prozesse zur Anmeldung, Prüfung und Steuerung von Besuchern</text:p>
        </text:list-item>
        <text:list-item>
          <text:p text:style-name="P60"><text:span text:style-name="T12">Facility Management:</text:span> Organisation und Betrieb der technischen und infrastrukturellen Dienstleistun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3"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6"><draw:image xlink:href="Pictures/10000000000005130000017A1CD43826.jpg" xlink:type="simple" xlink:show="embed" xlink:actuate="onLoad" draw:mime-type="image/jpeg"/></draw:frame></text:p>
      </style:header>
      <style:footer>
        <text:p text:style-name="MP3" loext:marker-style-name="MT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1H30M</meta:editing-duration>
    <meta:editing-cycles>35</meta:editing-cycles>
    <meta:generator>LibreOffice/25.8.4.2$MacOSX_AARCH64 LibreOffice_project/290daaa01b999472f0c7a3890eb6a550fd74c6df</meta:generator>
    <dc:date>2026-01-01T19:36:47.851006000</dc:date>
    <meta:document-statistic meta:table-count="1" meta:image-count="1" meta:object-count="0" meta:page-count="7" meta:paragraph-count="138" meta:word-count="764" meta:character-count="6365" meta:non-whitespace-character-count="5816"/>
  </office:meta>
</office:document-meta>
</file>